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9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9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19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9"/>
    <style:style style:name="ce31" style:family="table-cell" style:parent-style-name="Default" style:data-style-name="N119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19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16" style:family="table-cell" style:parent-style-name="Default" style:data-style-name="N1">
      <style:table-cell-properties style:rotation-align="none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table:style-name="ce3"/>
          <table:table-cell table:style-name="ce5"/>
          <table:table-cell table:style-name="ce18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6"/>
          <table:table-cell table:style-name="ce26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26"/>
          <table:table-cell table:style-name="ce26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500 pores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8"/>
          <table:table-cell table:style-name="ce3"/>
          <table:table-cell table:style-name="ce29" office:value-type="string" calcext:value-type="string">
            <text:p><text:s/>R = 0.1, r = 0.005</text:p>
          </table:table-cell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29"/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36"/>
          <table:table-cell table:style-name="ce36" office:value-type="string" calcext:value-type="string">
            <text:p>R = 0.1, r = 0.005</text:p>
          </table:table-cell>
          <table:table-cell table:style-name="ce37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 table:style-name="ce30"/>
          <table:table-cell table:style-name="ce30" office:value-type="float" office:value="0.318538287390029" calcext:value-type="float">
            <text:p>0.31854</text:p>
          </table:table-cell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 table:style-name="ce30"/>
          <table:table-cell table:style-name="ce30" office:value-type="float" office:value="0.318220079022989" calcext:value-type="float">
            <text:p>0.31822</text:p>
          </table:table-cell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352" calcext:value-type="float">
            <text:p>8352</text:p>
          </table:table-cell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 table:style-name="ce30"/>
          <table:table-cell table:style-name="ce30" office:value-type="float" office:value="0.228539550561798" calcext:value-type="float">
            <text:p>0.22854</text:p>
          </table:table-cell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 table:style-name="ce30"/>
          <table:table-cell table:style-name="ce30" office:value-type="float" office:value="0.144179542151163" calcext:value-type="float">
            <text:p>0.14418</text:p>
          </table:table-cell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 table:style-name="ce30"/>
          <table:table-cell table:style-name="ce30" office:value-type="float" office:value="0.143303222341568" calcext:value-type="float">
            <text:p>0.14330</text:p>
          </table:table-cell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9" calcext:value-type="float">
            <text:p>8379</text:p>
          </table:table-cell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 table:style-name="ce30"/>
          <table:table-cell table:style-name="ce30" office:value-type="float" office:value="0.101143987954399" calcext:value-type="float">
            <text:p>0.10114</text:p>
          </table:table-cell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office:value-type="float" office:value="0.0476063631660631" calcext:value-type="float">
            <text:p>0.0476063631660631</text:p>
          </table:table-cell>
          <table:table-cell office:value-type="float" office:value="0.160715453023645" calcext:value-type="float">
            <text:p>0.160715453023645</text:p>
          </table:table-cell>
          <table:table-cell office:value-type="float" office:value="0.246212371978697" calcext:value-type="float">
            <text:p>0.246212371978697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office:value-type="float" office:value="0.0476063631660631" calcext:value-type="float">
            <text:p>0.0476063631660631</text:p>
          </table:table-cell>
          <table:table-cell office:value-type="float" office:value="0.160715453023645" calcext:value-type="float">
            <text:p>0.160715453023645</text:p>
          </table:table-cell>
          <table:table-cell office:value-type="float" office:value="0.246212371978697" calcext:value-type="float">
            <text:p>0.246212371978697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0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0" office:value-type="float" office:value="0.0788449983917658" calcext:value-type="float">
            <text:p>0.07884</text:p>
          </table:table-cell>
          <table:table-cell/>
          <table:table-cell office:value-type="float" office:value="0.0476063631660631" calcext:value-type="float">
            <text:p>0.0476063631660631</text:p>
          </table:table-cell>
          <table:table-cell office:value-type="float" office:value="0.160715453023645" calcext:value-type="float">
            <text:p>0.160715453023645</text:p>
          </table:table-cell>
          <table:table-cell office:value-type="float" office:value="0.246212371978697" calcext:value-type="float">
            <text:p>0.246212371978697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/>
          <table:table-cell office:value-type="float" office:value="0.0511569154329751" calcext:value-type="float">
            <text:p>0.0511569154329751</text:p>
          </table:table-cell>
          <table:table-cell office:value-type="float" office:value="0.0673758163987463" calcext:value-type="float">
            <text:p>0.0673758163987463</text:p>
          </table:table-cell>
          <table:table-cell office:value-type="float" office:value="0.0583602538275584" calcext:value-type="float">
            <text:p>0.0583602538275584</text:p>
          </table:table-cell>
          <table:table-cell/>
          <table:table-cell table:style-name="ce30" office:value-type="float" office:value="0.065871938047687" calcext:value-type="float">
            <text:p>0.06587</text:p>
          </table:table-cell>
          <table:table-cell table:style-name="ce30" office:value-type="float" office:value="0.0743302516744469" calcext:value-type="float">
            <text:p>0.07433</text:p>
          </table:table-cell>
          <table:table-cell table:style-name="ce30" office:value-type="float" office:value="0.062581652024639" calcext:value-type="float">
            <text:p>0.0625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9862" calcext:value-type="float">
            <text:p>9862</text:p>
          </table:table-cell>
          <table:table-cell office:value-type="float" office:value="9891" calcext:value-type="float">
            <text:p>9891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9814" calcext:value-type="float">
            <text:p>9814</text:p>
          </table:table-cell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/>
          <table:table-cell office:value-type="float" office:value="0.0534835405625764" calcext:value-type="float">
            <text:p>0.0534835405625764</text:p>
          </table:table-cell>
          <table:table-cell office:value-type="float" office:value="0.100616722817764" calcext:value-type="float">
            <text:p>0.100616722817764</text:p>
          </table:table-cell>
          <table:table-cell office:value-type="float" office:value="0.109501547388781" calcext:value-type="float">
            <text:p>0.109501547388781</text:p>
          </table:table-cell>
          <table:table-cell/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00616722817764" calcext:value-type="float">
            <text:p>0.100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9795" calcext:value-type="float">
            <text:p>9795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9763" calcext:value-type="float">
            <text:p>9763</text:p>
          </table:table-cell>
          <table:table-cell office:value-type="float" office:value="9799" calcext:value-type="float">
            <text:p>9799</text:p>
          </table:table-cell>
          <table:table-cell office:value-type="float" office:value="9795" calcext:value-type="float">
            <text:p>979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style-name="ce30" office:value-type="float" office:value="0.0265504927594529" calcext:value-type="float">
            <text:p>0.02655</text:p>
          </table:table-cell>
          <table:table-cell office:value-type="float" office:value="0.0267842217267937" calcext:value-type="float">
            <text:p>0.02678</text:p>
          </table:table-cell>
          <table:table-cell table:style-name="ce30" office:value-type="float" office:value="0.0402110560185674" calcext:value-type="float">
            <text:p>0.04021</text:p>
          </table:table-cell>
          <table:table-cell table:style-name="ce30" office:value-type="float" office:value="0.0962300022036139" calcext:value-type="float">
            <text:p>0.09623</text:p>
          </table:table-cell>
          <table:table-cell/>
          <table:table-cell office:value-type="float" office:value="0.0447044209866221" calcext:value-type="float">
            <text:p>0.0447044209866221</text:p>
          </table:table-cell>
          <table:table-cell office:value-type="float" office:value="0.17765084544965" calcext:value-type="float">
            <text:p>0.17765084544965</text:p>
          </table:table-cell>
          <table:table-cell office:value-type="float" office:value="0.245537592946675" calcext:value-type="float">
            <text:p>0.245537592946675</text:p>
          </table:table-cell>
          <table:table-cell/>
          <table:table-cell table:style-name="ce30" office:value-type="float" office:value="0.0615232617478205" calcext:value-type="float">
            <text:p>0.06152</text:p>
          </table:table-cell>
          <table:table-cell table:style-name="ce30" office:value-type="float" office:value="0.148951889440726" calcext:value-type="float">
            <text:p>0.14895</text:p>
          </table:table-cell>
          <table:table-cell table:style-name="ce30" office:value-type="float" office:value="0.241843977888806" calcext:value-type="float">
            <text:p>0.2418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office:value-type="float" office:value="9944" calcext:value-type="float">
            <text:p>9944</text:p>
          </table:table-cell>
          <table:table-cell table:style-name="ce16" office:value-type="float" office:value="9868" calcext:value-type="float">
            <text:p>9868</text:p>
          </table:table-cell>
          <table:table-cell office:value-type="float" office:value="9479" calcext:value-type="float">
            <text:p>9479</text:p>
          </table:table-cell>
          <table:table-cell office:value-type="float" office:value="9076" calcext:value-type="float">
            <text:p>9076</text:p>
          </table:table-cell>
          <table:table-cell/>
          <table:table-cell office:value-type="float" office:value="9568" calcext:value-type="float">
            <text:p>9568</text:p>
          </table:table-cell>
          <table:table-cell office:value-type="float" office:value="9285" calcext:value-type="float">
            <text:p>9285</text:p>
          </table:table-cell>
          <table:table-cell office:value-type="float" office:value="9414" calcext:value-type="float">
            <text:p>9414</text:p>
          </table:table-cell>
          <table:table-cell/>
          <table:table-cell office:value-type="float" office:value="9406" calcext:value-type="float">
            <text:p>9406</text:p>
          </table:table-cell>
          <table:table-cell office:value-type="float" office:value="9262" calcext:value-type="float">
            <text:p>9262</text:p>
          </table:table-cell>
          <table:table-cell office:value-type="float" office:value="9407" calcext:value-type="float">
            <text:p>940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/>
          <table:table-cell office:value-type="float" office:value="0.0188157625383828" calcext:value-type="float">
            <text:p>0.0188157625383828</text:p>
          </table:table-cell>
          <table:table-cell office:value-type="float" office:value="0.120451266536765" calcext:value-type="float">
            <text:p>0.120451266536765</text:p>
          </table:table-cell>
          <table:table-cell office:value-type="float" office:value="0.223338310893513" calcext:value-type="float">
            <text:p>0.223338310893513</text:p>
          </table:table-cell>
          <table:table-cell/>
          <table:table-cell table:style-name="ce30" office:value-type="float" office:value="0.029494504818536" calcext:value-type="float">
            <text:p>0.02949</text:p>
          </table:table-cell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9770" calcext:value-type="float">
            <text:p>9770</text:p>
          </table:table-cell>
          <table:table-cell office:value-type="float" office:value="9751" calcext:value-type="float">
            <text:p>9751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/>
          <table:table-cell office:value-type="float" office:value="0.0175374578866769" calcext:value-type="float">
            <text:p>0.0175374578866769</text:p>
          </table:table-cell>
          <table:table-cell office:value-type="float" office:value="0.0804209829103044" calcext:value-type="float">
            <text:p>0.0804209829103044</text:p>
          </table:table-cell>
          <table:table-cell office:value-type="float" office:value="0.111682276325018" calcext:value-type="float">
            <text:p>0.111682276325018</text:p>
          </table:table-cell>
          <table:table-cell/>
          <table:table-cell table:style-name="ce30" office:value-type="float" office:value="0.0296140286298569" calcext:value-type="float">
            <text:p>0.02961</text:p>
          </table:table-cell>
          <table:table-cell table:style-name="ce30" office:value-type="float" office:value="0.0746807739059968" calcext:value-type="float">
            <text:p>0.07468</text:p>
          </table:table-cell>
          <table:table-cell table:style-name="ce30" office:value-type="float" office:value="0.106698065162907" calcext:value-type="float">
            <text:p>0.10670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9795" calcext:value-type="float">
            <text:p>9795</text:p>
          </table:table-cell>
          <table:table-cell office:value-type="float" office:value="9889" calcext:value-type="float">
            <text:p>9889</text:p>
          </table:table-cell>
          <table:table-cell office:value-type="float" office:value="9981" calcext:value-type="float">
            <text:p>9981</text:p>
          </table:table-cell>
          <table:table-cell/>
          <table:table-cell office:value-type="float" office:value="9780" calcext:value-type="float">
            <text:p>9780</text:p>
          </table:table-cell>
          <table:table-cell office:value-type="float" office:value="9872" calcext:value-type="float">
            <text:p>9872</text:p>
          </table:table-cell>
          <table:table-cell office:value-type="float" office:value="9975" calcext:value-type="float">
            <text:p>997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style-name="ce39" office:value-type="float" office:value="0.00363332322926139" calcext:value-type="float">
            <text:p>0.00363</text:p>
          </table:table-cell>
          <table:table-cell office:value-type="float" office:value="0.00413001618122977" calcext:value-type="float">
            <text:p>0.00413</text:p>
          </table:table-cell>
          <table:table-cell table:style-name="ce30" office:value-type="float" office:value="0.0079124100901631" calcext:value-type="float">
            <text:p>0.00791</text:p>
          </table:table-cell>
          <table:table-cell table:style-name="ce30" office:value-type="float" office:value="0.0205213209264691" calcext:value-type="float">
            <text:p>0.02052</text:p>
          </table:table-cell>
          <table:table-cell/>
          <table:table-cell office:value-type="float" office:value="0.0110410233121405" calcext:value-type="float">
            <text:p>0.0110410233121405</text:p>
          </table:table-cell>
          <table:table-cell office:value-type="float" office:value="0.0337832497995188" calcext:value-type="float">
            <text:p>0.0337832497995188</text:p>
          </table:table-cell>
          <table:table-cell office:value-type="float" office:value="0.037300600240096" calcext:value-type="float">
            <text:p>0.037300600240096</text:p>
          </table:table-cell>
          <table:table-cell/>
          <table:table-cell table:style-name="ce30" office:value-type="float" office:value="0.0143130184680593" calcext:value-type="float">
            <text:p>0.01431</text:p>
          </table:table-cell>
          <table:table-cell table:style-name="ce30" office:value-type="float" office:value="0.0313394860985647" calcext:value-type="float">
            <text:p>0.03134</text:p>
          </table:table-cell>
          <table:table-cell table:style-name="ce30" office:value-type="float" office:value="0.0378224344868974" calcext:value-type="float">
            <text:p>0.03782</text:p>
          </table:table-cell>
          <table:table-cell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ce40" office:value-type="float" office:value="9897" calcext:value-type="float">
            <text:p>9897</text:p>
          </table:table-cell>
          <table:table-cell table:style-name="Default" office:value-type="float" office:value="9888" calcext:value-type="float">
            <text:p>9888</text:p>
          </table:table-cell>
          <table:table-cell office:value-type="float" office:value="9871" calcext:value-type="float">
            <text:p>9871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76" calcext:value-type="float">
            <text:p>9976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63" calcext:value-type="float">
            <text:p>9963</text:p>
          </table:table-cell>
          <table:table-cell office:value-type="float" office:value="9998" calcext:value-type="float">
            <text:p>999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/>
          <table:table-cell/>
          <table:table-cell table:style-name="ce8" table:number-columns-repeated="3"/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/>
          <table:table-cell/>
          <table:table-cell table:style-name="ce8" table:number-columns-repeated="3"/>
          <table:table-cell table:number-columns-repeated="8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">
      <number:number number:decimal-places="5" number:min-decimal-places="5" number:min-integer-digits="1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12T09:10:29.711925021</dc:date>
    <meta:editing-duration>P3DT4H44M31S</meta:editing-duration>
    <meta:editing-cycles>24</meta:editing-cycles>
    <meta:document-statistic meta:table-count="1" meta:cell-count="498" meta:object-count="0"/>
  </office:meta>
</office:document-meta>
</file>